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cce8" officeooo:paragraph-rsid="0009cce8"/>
    </style:style>
    <style:style style:name="P2" style:family="paragraph" style:parent-style-name="Standard">
      <style:text-properties officeooo:rsid="000a3abb" officeooo:paragraph-rsid="0009cce8"/>
    </style:style>
    <style:style style:name="P3" style:family="paragraph" style:parent-style-name="Standard">
      <style:text-properties officeooo:rsid="000a3abb" officeooo:paragraph-rsid="000a3abb"/>
    </style:style>
    <style:style style:name="P4" style:family="paragraph" style:parent-style-name="Standard">
      <style:text-properties officeooo:rsid="000aac1b" officeooo:paragraph-rsid="000aac1b"/>
    </style:style>
    <style:style style:name="P5" style:family="paragraph" style:parent-style-name="Standard">
      <style:paragraph-properties fo:text-align="center" style:justify-single-word="false"/>
      <style:text-properties officeooo:rsid="000aac1b" officeooo:paragraph-rsid="000aac1b"/>
    </style:style>
    <style:style style:name="P6" style:family="paragraph" style:parent-style-name="Standard">
      <style:paragraph-properties fo:text-align="center" style:justify-single-word="false"/>
      <style:text-properties fo:font-size="18pt" fo:font-weight="bold" officeooo:rsid="000aac1b" officeooo:paragraph-rsid="000aac1b" style:font-size-asian="18pt" style:font-weight-asian="bold" style:font-size-complex="18pt" style:font-weight-complex="bold"/>
    </style:style>
    <style:style style:name="P7" style:family="paragraph" style:parent-style-name="Standard">
      <style:text-properties officeooo:rsid="000f0012" officeooo:paragraph-rsid="000f0012"/>
    </style:style>
    <style:style style:name="P8" style:family="paragraph" style:parent-style-name="Standard">
      <style:text-properties fo:font-style="italic" officeooo:rsid="00107204" officeooo:paragraph-rsid="00107204" style:font-style-asian="italic" style:font-style-complex="italic"/>
    </style:style>
    <style:style style:name="P9" style:family="paragraph" style:parent-style-name="Standard">
      <style:text-properties fo:font-size="14pt" fo:font-weight="bold" officeooo:rsid="000aac1b" officeooo:paragraph-rsid="000aac1b" style:font-size-asian="14pt" style:font-weight-asian="bold" style:font-size-complex="14pt" style:font-weight-complex="bold"/>
    </style:style>
    <style:style style:name="P10" style:family="paragraph" style:parent-style-name="Standard">
      <style:text-properties fo:font-size="14pt" fo:font-weight="bold" officeooo:rsid="000a3abb" officeooo:paragraph-rsid="000a3abb" style:font-size-asian="14pt" style:font-weight-asian="bold" style:font-size-complex="14pt" style:font-weight-complex="bold"/>
    </style:style>
    <style:style style:name="P11" style:family="paragraph" style:parent-style-name="Standard">
      <style:text-properties fo:font-size="14pt" officeooo:rsid="000aac1b" officeooo:paragraph-rsid="000aac1b" style:font-size-asian="14pt" style:font-size-complex="14pt"/>
    </style:style>
    <style:style style:name="P12" style:family="paragraph" style:parent-style-name="Standard">
      <style:text-properties fo:font-size="14pt" officeooo:rsid="0010d090" officeooo:paragraph-rsid="0010d090" style:font-size-asian="14pt" style:font-size-complex="14pt"/>
    </style:style>
    <style:style style:name="P13" style:family="paragraph" style:parent-style-name="Standard">
      <style:text-properties officeooo:rsid="0012d277" officeooo:paragraph-rsid="0012d277"/>
    </style:style>
    <style:style style:name="P14" style:family="paragraph" style:parent-style-name="Standard">
      <style:text-properties officeooo:rsid="000a3abb" officeooo:paragraph-rsid="000a3abb"/>
    </style:style>
    <style:style style:name="P15" style:family="paragraph" style:parent-style-name="Standard">
      <style:text-properties officeooo:rsid="000a3abb" officeooo:paragraph-rsid="0012d277"/>
    </style:style>
    <style:style style:name="P16" style:family="paragraph" style:parent-style-name="Standard">
      <style:text-properties officeooo:rsid="001b0c50" officeooo:paragraph-rsid="001b0c50"/>
    </style:style>
    <style:style style:name="P17" style:family="paragraph" style:parent-style-name="Standard">
      <style:text-properties fo:font-style="italic" officeooo:rsid="000a3abb" officeooo:paragraph-rsid="000a3abb" style:font-style-asian="italic" style:font-style-complex="italic"/>
    </style:style>
    <style:style style:name="P18" style:family="paragraph" style:parent-style-name="Standard">
      <style:text-properties fo:font-style="italic" officeooo:rsid="0009cce8" officeooo:paragraph-rsid="0009cce8" style:font-style-asian="italic" style:font-style-complex="italic"/>
    </style:style>
    <style:style style:name="P19" style:family="paragraph" style:parent-style-name="Standard">
      <style:paragraph-properties fo:text-align="center" style:justify-single-word="false"/>
      <style:text-properties officeooo:rsid="001ce82b" officeooo:paragraph-rsid="001ce82b"/>
    </style:style>
    <style:style style:name="P20" style:family="paragraph" style:parent-style-name="Standard">
      <style:text-properties officeooo:rsid="001ec19f" officeooo:paragraph-rsid="001ec19f"/>
    </style:style>
    <style:style style:name="P21" style:family="paragraph" style:parent-style-name="Standard">
      <style:paragraph-properties fo:text-align="center" style:justify-single-word="false"/>
      <style:text-properties officeooo:rsid="001ec19f" officeooo:paragraph-rsid="001ec19f"/>
    </style:style>
    <style:style style:name="T1" style:family="text">
      <style:text-properties officeooo:rsid="0009cce8"/>
    </style:style>
    <style:style style:name="T2" style:family="text">
      <style:text-properties fo:font-weight="bold" style:font-weight-asian="bold" style:font-weight-complex="bold"/>
    </style:style>
    <style:style style:name="T3" style:family="text">
      <style:text-properties officeooo:rsid="00107204"/>
    </style:style>
    <style:style style:name="T4" style:family="text">
      <style:text-properties officeooo:rsid="0011009c"/>
    </style:style>
    <style:style style:name="T5" style:family="text">
      <style:text-properties officeooo:rsid="00154f61"/>
    </style:style>
    <style:style style:name="T6" style:family="text">
      <style:text-properties officeooo:rsid="0015e192"/>
    </style:style>
    <style:style style:name="T7" style:family="text">
      <style:text-properties officeooo:rsid="0016da5c"/>
    </style:style>
    <style:style style:name="T8" style:family="text">
      <style:text-properties officeooo:rsid="00197ed2"/>
    </style:style>
    <style:style style:name="T9" style:family="text">
      <style:text-properties officeooo:rsid="001b0c50"/>
    </style:style>
    <style:style style:name="T10" style:family="text">
      <style:text-properties officeooo:rsid="001ce82b"/>
    </style:style>
    <style:style style:name="T11" style:family="text">
      <style:text-properties officeooo:rsid="001ec19f"/>
    </style:style>
    <style:style style:name="T12" style:family="text">
      <style:text-properties officeooo:rsid="0022be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Project 4 Robot Localization</text:p>
      <text:p text:style-name="P6"/>
      <text:p text:style-name="P5">16831 Fall 2015</text:p>
      <text:p text:style-name="P5"/>
      <text:p text:style-name="P5">Johnny Wang, Joohnwhee Park, Roger Nasci</text:p>
      <text:p text:style-name="P1"/>
      <text:p text:style-name="P1"/>
      <text:p text:style-name="P1">This report summarizes the project submitted to localize the robot in Wean Hall, given a map and <text:span text:style-name="T3">LIDAR</text:span>/ <text:span text:style-name="T3">O</text:span>dometry data. This report will discuss the implementation and high level concepts used in implementing the particle filter. </text:p>
      <text:p text:style-name="P2"/>
      <text:p text:style-name="P1"/>
      <text:p text:style-name="P10">Approach and Implementation:</text:p>
      <text:p text:style-name="P3">This section describes the implementation and the logic behind the design choices (approach). </text:p>
      <text:p text:style-name="P17">Overall Architecture:</text:p>
      <text:p text:style-name="P3"><text:tab/><text:span text:style-name="T1">&lt;TODO&gt; @johnny</text:span></text:p>
      <text:p text:style-name="P1"/>
      <text:p text:style-name="P18">Initial Sampling Distribution:</text:p>
      <text:p text:style-name="P1"><text:tab/>&lt;TODO&gt; @johnny</text:p>
      <text:p text:style-name="P1"/>
      <text:p text:style-name="P17">Motion Model:</text:p>
      <text:p text:style-name="P3"><text:tab/>&lt;TODO&gt; joohnhwee</text:p>
      <text:p text:style-name="P3"/>
      <text:p text:style-name="P17">Sensor Model: </text:p>
      <text:p text:style-name="P3"><text:tab/>&lt;TODO&gt; @roger </text:p>
      <text:p text:style-name="P3"><text:tab/><text:span text:style-name="T8">The sensor model consists of several components to describe the likelihood of a match. The model takes into account the probability of a 'hit', or correct identification of an object at range and bearing, as well as the probability of a random value, max range value, and random object not on the map. The probability of each is summed to estimate the likelihood of an observed ray being a valid match with the predicted ray at a particles location.</text:span></text:p>
      <text:p text:style-name="P3"><text:tab/><text:span text:style-name="T9">The predicted measurement of each ray at each location (360 degrees) is stored in a map and the 180 degree selection matching the particle's pose is compared to the measured value during an observation. </text:span></text:p>
      <text:p text:style-name="P3"/>
      <text:p text:style-name="P16">The <text:span text:style-name="T10">probability of a valid detection matching the predicted detection is calculated by </text:span></text:p>
      <text:p text:style-name="P19">phit <text:s/>= <text:span text:style-name="T11">Norm(zobs-ztrue,stdev) </text:span></text:p>
      <text:p text:style-name="P20">where the standard deviation is a tunable parameter. Also considered is the probability of a random detection,</text:p>
      <text:p text:style-name="P21">prand = 1/(maxRange)</text:p>
      <text:p text:style-name="P20">which considers the probability of a random value at any given point, as well as</text:p>
      <text:p text:style-name="P21">pmax = 1(abs(zobs-maxRange)&lt;0.001)</text:p>
      <text:p text:style-name="P20">which calculates the probability of a given value being a max range for the sensor (this is a valid return if the predicted range is greater than the sensor range max). Finally, it also considers the impact of a range value hitting an object not on the map. <text:span text:style-name="T12">These equations are based on the ones in “Probabilistic Techniques” book. </text:span></text:p>
      <text:p text:style-name="P13"/>
      <text:p text:style-name="P17">Re-sampling Procedure: </text:p>
      <text:p text:style-name="P15"><text:soft-page-break/><text:tab/><text:span text:style-name="T4">The re-sampling procedure occurs every instance following a sensor observation and weight reclassification. This functions as scoring and removing low probability particle locations. Clusters of high probability particles will develop. The particles are all removed and redistributed according to the weights calculated in the sensor model step, with Gaussian noise added around the selected point. </text:span></text:p>
      <text:p text:style-name="P15"><text:tab/><text:span text:style-name="T5">The particle score is created in the sensor model section, and then the array of scores (1 for each particle) is passed too the re-sample function. The resample function saves the current position of each particle as a copy to reference, <text:s/>then samples according the normalized weights of all particles. So with 100 particles, it would be expected to have one particle assigned for each unit of normalized weight for a particle. This means that a location with low enough weight may not have a new particle assigned to there, thus removing that location from the filter. </text:span></text:p>
      <text:p text:style-name="P15"><text:tab/><text:span text:style-name="T7">Sampling is actually performed by a discrete distribution in C++, with takes care of normalizing and selecting more efficiently. Effectively though, this performs the described actions to place particles. </text:span></text:p>
      <text:p text:style-name="P15"><text:tab/><text:span text:style-name="T6">While placing at the new location, some noise is added to place the particle near the selected location. Clusters then develop near higher probability locations in the map. Noise is added at a mean of the selected location with a tunable parameter for the standard deviation. </text:span></text:p>
      <text:p text:style-name="P3"/>
      <text:p text:style-name="P17">Parameters and Values:</text:p>
      <text:p text:style-name="P3"><text:tab/>&lt;TODO&gt; @joohnwhee</text:p>
      <text:p text:style-name="P3"/>
      <text:p text:style-name="P11"><text:span text:style-name="T2">Results</text:span>:</text:p>
      <text:p text:style-name="P12">&lt;TODO&gt; ?</text:p>
      <text:p text:style-name="P4"><text:tab/></text:p>
      <text:p text:style-name="P3"/>
      <text:p text:style-name="P9">Future Work and Improvements:</text:p>
      <text:p text:style-name="P7"><text:tab/>The limitations of this implementation revolve around the speed of the processing. Building a new map takes 15 minutes, and assumes an accurate map is available. Additionally, while ray casting is done once on initial map construction from each point, this is still not fast to load and operate. Improvements in processing speed for each node will increase the number of particles, which will better the results. </text:p>
      <text:p text:style-name="P7"><text:tab/>Also, the parameters are poorly tuned and need improvement. This is due to the duration setting up each run, but more finely tuned parameters will result in faster convergence and more accurate results. </text:p>
      <text:p text:style-name="P7"><text:tab/>Another improvement is the resolution of the map and the ray measurements in the lookup table. While limited by speed currently, increasing the resolution of the map (10cm currently) and increasing the number of rays to store for each point in the map (currently 1 degree step size) would increase result quality. For example, the increased ray count would allow a closer match to the requested angle, resulting in a better probability returned for each ray (and particle). </text:p>
      <text:p text:style-name="P7"/>
      <text:p text:style-name="P8">Please see code attached in submission.</text:p>
      <text:p text:style-name="P8"/>
      <text:p text:style-name="P8">Also, please see our video, ____________---</text:p>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7:16:58.536243192</meta:creation-date>
    <dc:date>2015-11-26T14:35:29.621639409</dc:date>
    <meta:editing-duration>PT1H57M37S</meta:editing-duration>
    <meta:editing-cycles>19</meta:editing-cycles>
    <meta:generator>LibreOffice/4.2.8.2$Linux_X86_64 LibreOffice_project/420m0$Build-2</meta:generator>
    <meta:document-statistic meta:table-count="0" meta:image-count="0" meta:object-count="0" meta:page-count="2" meta:paragraph-count="39" meta:word-count="739" meta:character-count="4660" meta:non-whitespace-character-count="3926"/>
  </office:meta>
</office:document-meta>
</file>